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de" svg:font-family="Code"/>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7e8" officeooo:paragraph-rsid="000587e8"/>
    </style:style>
    <style:style style:name="P2" style:family="paragraph" style:parent-style-name="Standard">
      <style:text-properties style:font-name="arial" fo:font-weight="bold" officeooo:rsid="000587e8" officeooo:paragraph-rsid="0007656b" style:font-weight-asian="bold" style:font-weight-complex="bold"/>
    </style:style>
    <style:style style:name="P3" style:family="paragraph" style:parent-style-name="Standard">
      <style:text-properties style:font-name="arial" officeooo:rsid="000587e8" officeooo:paragraph-rsid="0007656b"/>
    </style:style>
    <style:style style:name="P4" style:family="paragraph" style:parent-style-name="Standard">
      <style:text-properties style:font-name="arial" style:text-underline-style="none" officeooo:rsid="000587e8" officeooo:paragraph-rsid="0007656b"/>
    </style:style>
    <style:style style:name="P5" style:family="paragraph" style:parent-style-name="Standard">
      <style:text-properties officeooo:rsid="0007656b" officeooo:paragraph-rsid="0007656b"/>
    </style:style>
    <style:style style:name="P6" style:family="paragraph" style:parent-style-name="Standard">
      <style:text-properties officeooo:paragraph-rsid="0007656b"/>
    </style:style>
    <style:style style:name="P7" style:family="paragraph" style:parent-style-name="Standard">
      <style:text-properties style:text-underline-style="none" officeooo:rsid="0007656b" officeooo:paragraph-rsid="0007656b"/>
    </style:style>
    <style:style style:name="P8" style:family="paragraph" style:parent-style-name="Standard">
      <style:paragraph-properties fo:text-align="justify" style:justify-single-word="false"/>
      <style:text-properties style:text-underline-style="none" officeooo:rsid="0007656b" officeooo:paragraph-rsid="0007656b"/>
    </style:style>
    <style:style style:name="P9" style:family="paragraph" style:parent-style-name="Standard" style:list-style-name="L1">
      <style:paragraph-properties fo:text-align="justify" style:justify-single-word="false"/>
      <style:text-properties style:text-underline-style="none" officeooo:rsid="0007656b" officeooo:paragraph-rsid="0007656b"/>
    </style:style>
    <style:style style:name="P10" style:family="paragraph" style:parent-style-name="Standard">
      <style:paragraph-properties fo:text-align="justify" style:justify-single-word="false"/>
      <style:text-properties style:text-underline-style="none" officeooo:rsid="0007656b" officeooo:paragraph-rsid="000abfb7"/>
    </style:style>
    <style:style style:name="P11" style:family="paragraph" style:parent-style-name="Standard">
      <style:paragraph-properties fo:text-align="justify" style:justify-single-word="false"/>
      <style:text-properties style:text-underline-style="none" officeooo:rsid="000abfb7" officeooo:paragraph-rsid="000abfb7"/>
    </style:style>
    <style:style style:name="P12" style:family="paragraph" style:parent-style-name="Standard" style:list-style-name="L2">
      <style:paragraph-properties fo:text-align="justify" style:justify-single-word="false"/>
      <style:text-properties style:text-underline-style="none" officeooo:rsid="000c580e" officeooo:paragraph-rsid="000c580e"/>
    </style:style>
    <style:style style:name="P13" style:family="paragraph" style:parent-style-name="Standard">
      <style:text-properties style:text-underline-style="solid" style:text-underline-width="auto" style:text-underline-color="font-color" fo:font-weight="bold" officeooo:rsid="000c580e" officeooo:paragraph-rsid="000c580e"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0c580e" officeooo:paragraph-rsid="000c580e" style:font-weight-asian="bold" style:font-weight-complex="bold"/>
    </style:style>
    <style:style style:name="P15" style:family="paragraph" style:parent-style-name="Standard">
      <style:text-properties officeooo:paragraph-rsid="000c580e"/>
    </style:style>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fo:font-weight="bold" officeooo:rsid="000587e8" style:font-weight-asian="bold" style:font-weight-complex="bold"/>
    </style:style>
    <style:style style:name="T4" style:family="text">
      <style:text-properties style:font-name="arial" fo:font-weight="bold" officeooo:rsid="0007656b" style:font-weight-asian="bold" style:font-weight-complex="bold"/>
    </style:style>
    <style:style style:name="T5" style:family="text">
      <style:text-properties style:font-name="arial" officeooo:rsid="0008ef23"/>
    </style:style>
    <style:style style:name="T6" style:family="text">
      <style:text-properties style:font-name="arial" officeooo:rsid="000abfb7"/>
    </style:style>
    <style:style style:name="T7" style:family="text">
      <style:text-properties officeooo:rsid="0007656b"/>
    </style:style>
    <style:style style:name="T8" style:family="text">
      <style:text-properties style:text-position="0% 100%" style:font-name="arial" style:text-underline-style="solid" style:text-underline-width="auto" style:text-underline-color="font-color" officeooo:rsid="000c580e"/>
    </style:style>
    <style:style style:name="T9" style:family="text">
      <style:text-properties style:text-position="0% 100%" style:font-name="arial" style:text-underline-style="none" officeooo:rsid="000c580e"/>
    </style:style>
    <style:style style:name="T10" style:family="text">
      <style:text-properties style:text-position="0% 100%" style:font-name="arial" style:text-underline-style="none" fo:font-weight="normal" officeooo:rsid="000c580e" style:font-weight-asian="normal" style:font-weight-complex="normal"/>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trong_20_Emphasis"><text:span text:style-name="T9">INTEGRANTES</text:span></text:span></text:p>
      <text:p text:style-name="P15"><text:span text:style-name="Strong_20_Emphasis"><text:span text:style-name="T9"/></text:span></text:p>
      <text:p text:style-name="P15"><text:span text:style-name="Strong_20_Emphasis"><text:span text:style-name="T10">Douglas Affonso Clementino<text:tab/><text:tab/>GRR20175877</text:span></text:span></text:p>
      <text:p text:style-name="P15"><text:span text:style-name="Strong_20_Emphasis"><text:span text:style-name="T10">Rafael de Paulo Dias <text:tab/><text:tab/><text:tab/>GRR20176556</text:span></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8">ESTRUTURAS UTILIZADAS:</text:span></text:span></text:p>
      <text:p text:style-name="P1"><text:span text:style-name="T2"/></text:p>
      <text:section text:style-name="Sect1" text:name="Section1">
        <text:p text:style-name="P2">Descreve cor das cartas:</text:p>
        <text:p text:style-name="P3"/>
        <text:p text:style-name="P3">enum Cores{</text:p>
        <text:p text:style-name="P3"><text:s text:c="8"/>AMARELO,</text:p>
        <text:p text:style-name="P3"><text:s text:c="8"/>AZUL, </text:p>
        <text:p text:style-name="P3"><text:s text:c="8"/>VERMELHO,</text:p>
        <text:p text:style-name="P3"><text:s text:c="8"/>VERDE</text:p>
        <text:p text:style-name="P3">}Cores;</text:p>
        <text:p text:style-name="P3"/>
        <text:p text:style-name="P2">Descreve valor das cartas:</text:p>
        <text:p text:style-name="P3"/>
        <text:p text:style-name="P3">enum Valores{</text:p>
        <text:p text:style-name="P3"><text:s text:c="8"/>ZERO,</text:p>
        <text:p text:style-name="P3"><text:s text:c="8"/>UM,</text:p>
        <text:p text:style-name="P3"><text:s text:c="8"/>DOIS,</text:p>
        <text:p text:style-name="P3"><text:s text:c="8"/>TRES,</text:p>
        <text:p text:style-name="P3"><text:s text:c="8"/>QUATRO,</text:p>
        <text:p text:style-name="P3"><text:s text:c="8"/>CINCO,</text:p>
        <text:p text:style-name="P3"><text:s text:c="8"/>SEIS, </text:p>
        <text:p text:style-name="P3"><text:s text:c="8"/>SETE,</text:p>
        <text:p text:style-name="P3"><text:s text:c="8"/>OITO,</text:p>
        <text:p text:style-name="P3"><text:s text:c="8"/>NOVE,</text:p>
        <text:p text:style-name="P3"><text:s text:c="8"/>MAIS2,</text:p>
        <text:p text:style-name="P3"><text:s text:c="8"/>PULAR,</text:p>
        <text:p text:style-name="P3">} Valores;</text:p>
        <text:p text:style-name="P3"/>
        <text:p text:style-name="P6"><text:span text:style-name="T3">Estados / Tipo da </text:span><text:span text:style-name="T4">mensagem</text:span><text:span text:style-name="T3"> do anél:</text:span></text:p>
        <text:p text:style-name="P3"/>
        <text:p text:style-name="P3">enum Estados{</text:p>
        <text:p text:style-name="P3"><text:s text:c="8"/>DISTRIBUINDO, </text:p>
        <text:p text:style-name="P3"><text:s text:c="8"/>JOGADA,</text:p>
        <text:p text:style-name="P3"><text:s text:c="8"/>PASSAVEZ,</text:p>
        <text:p text:style-name="P3"><text:s text:c="8"/>UNO,</text:p>
        <text:p text:style-name="P3"><text:s text:c="8"/>FIM,</text:p>
        <text:p text:style-name="P3"><text:s text:c="8"/>EMPATE,</text:p>
        <text:p text:style-name="P3">}Estados;</text:p>
        <text:p text:style-name="P2">Representação da carta (cor + valor):</text:p>
        <text:p text:style-name="P3"/>
        <text:p text:style-name="P3">typedef struct Carta{</text:p>
        <text:p text:style-name="P3"><text:s text:c="8"/>enum Valores valor;</text:p>
        <text:p text:style-name="P3"><text:s text:c="8"/>enum Cores <text:s text:c="2"/>cor;</text:p>
        <text:p text:style-name="P3">}Carta;</text:p>
        <text:p text:style-name="P3"/>
        <text:p text:style-name="P2">Estrutura que representa <text:span text:style-name="T7">mensagem</text:span> que conduz o jogo:</text:p>
        <text:p text:style-name="P3"/>
        <text:p text:style-name="P3">typedef struct Game{</text:p>
        <text:p text:style-name="P3"><text:s text:c="8"/>enum Estados tipo;</text:p>
        <text:p text:style-name="P3"><text:s text:c="8"/>int player;</text:p>
        <text:p text:style-name="P3"><text:s text:c="8"/>int qnt_cartas;</text:p>
        <text:p text:style-name="P3"><text:s text:c="8"/>struct Carta jogada;</text:p>
        <text:p text:style-name="P3"><text:s text:c="8"/>int efeito;</text:p>
        <text:p text:style-name="P3"><text:s text:c="8"/>int deadlock;</text:p>
        <text:p text:style-name="P3"><text:s text:c="8"/>struct Carta baralho[56];</text:p>
        <text:p text:style-name="P3">}Game;</text:p>
        <text:p text:style-name="P3"/>
        <text:p text:style-name="P2">Estrutura que possibilita criação de lista ligada de estruturas do tipo Carta (Utilizada em Mao):</text:p>
        <text:p text:style-name="P3"/>
        <text:p text:style-name="P3">typedef struct CartaMao{</text:p>
        <text:p text:style-name="P3"><text:s text:c="8"/>Carta <text:s text:c="14"/>carta;</text:p>
        <text:p text:style-name="P3"><text:s text:c="8"/>struct CartaMao <text:s text:c="3"/>*proxima;</text:p>
        <text:p text:style-name="P3">}CartaMao;</text:p>
        <text:p text:style-name="P3"/>
        <text:p text:style-name="P2">Estrutura para organização das cartas que cada jogador possui:</text:p>
        <text:p text:style-name="P3"/>
        <text:p text:style-name="P3">typedef struct Mao{</text:p>
        <text:p text:style-name="P3"><text:s text:c="8"/>CartaMao *cartas;</text:p>
        <text:p text:style-name="P3"><text:s text:c="8"/>int qnt_cartas;</text:p>
        <text:p text:style-name="P4">}Mao;</text:p>
      </text:section>
      <text:p text:style-name="P3"><text:span text:style-name="T2"/></text:p>
      <text:p text:style-name="P7"><text:span text:style-name="T1"/></text:p>
      <text:p text:style-name="P7"><text:span text:style-name="T1"/></text:p>
      <text:p text:style-name="P7"><text:span text:style-name="T1"/></text:p>
      <text:p text:style-name="P7"><text:span text:style-name="T1"/></text:p>
      <text:p text:style-name="P13"><text:soft-page-break/><text:span text:style-name="T1">FLUXO DO JOGO:</text:span></text:p>
      <text:p text:style-name="P7"><text:span text:style-name="T1"/></text:p>
      <text:p text:style-name="P8"><text:span text:style-name="T1"><text:tab/>Jogador 0 embaralha o baralho de cartas, retira suas 7 cartas, remove a primeira próxima carta do baralho e <text:s/>monta primeira mensagem do jogo que possui cujo estádo é DISTRIBUINDO, indicando aos demais jogaadores que devem comprar suas 7 cartas e passar o baralho a diante. </text:span></text:p>
      <text:p text:style-name="P8"><text:span text:style-name="T1"><text:tab/>Uma vez que esta primeira mensagem volte ao jogador 0, este deve efetuar a priemeira jogada condizente com a carta randômicamente retirada do baralho.</text:span></text:p>
      <text:p text:style-name="P8"><text:span text:style-name="T1"><text:tab/>Após primeira jogada, mensagem de jogo Recebe o estado JOGADA e é passada aos demais jogadores informando qual é a carta em jogo. Após voltar ao jogador que efetuou a jogada, este deve mudar o Estado da mensagem para PASSAVEZ e passar a mensagem, indicando ao próximo jogador que é a sua vez de jogar. Este processo é aplicado a todas as jogadas.</text:span></text:p>
      <text:p text:style-name="P8"><text:span text:style-name="T1"><text:tab/>Ao receber mensagem do tipo PASSAVEZ, jogador deve verificar se carta em jogo é uma carta especial e se estas ainda possuem efeito aplicável (foi especificamente jogada jogador anterior), sendo esse o caso:</text:span></text:p>
      <text:list xml:id="list1829917946" text:style-name="L1">
        <text:list-header>
          <text:p text:style-name="P9"><text:span text:style-name="T1"/></text:p>
        </text:list-header>
        <text:list-item>
          <text:p text:style-name="P9"><text:span text:style-name="T1">+2 - Jogador deve comprar duas cartas, definir Estado da mensagem como PASSAVEZ e passar mensagem a diante. </text:span></text:p>
          <text:p text:style-name="P9"><text:span text:style-name="T1"/></text:p>
        </text:list-item>
        <text:list-item>
          <text:p text:style-name="P9"><text:span text:style-name="T1">PULAR - Jogador deve simplesmente definir Estado da mensagem como PASSAVEZ e passar mensagem a diante.<text:tab/></text:span></text:p>
        </text:list-item>
      </text:list>
      <text:p text:style-name="P8"><text:span text:style-name="T1"><text:tab/></text:span></text:p>
      <text:p text:style-name="P8"><text:span text:style-name="T1"><text:tab/>Caso carta não seja carta de efeito ou não possua mais efeito aplicavel, jogador deve efetuar jogada normalmente, indicando posição de carta condizente com a jogada atual ( valor ou cor igual ao da jogada atual, Indicando as jogada na mensagem e trocando o Estado da mensagem para JOGADA e posteriormente para PASSAVEZ como descrito anteriormente), ou -1 para indicar que jogaro atual deseja comprar uma carta ( somente indicanto em Estado da mensagem o tipo PASSAVEZ).</text:span></text:p>
      <text:p text:style-name="P8"><text:span text:style-name="T1"/></text:p>
      <text:p text:style-name="P8"><text:span text:style-name="T1"><text:tab/></text:span><text:span text:style-name="T5">Caso jogador tenha efetuado jogada e possua apenas uma carta em sua Mão, ao deceber mensagem com </text:span><text:span text:style-name="T6">Estado JOGADA e com seu id no campo player, este deve trocar Estado da menságem para UNO, indicando aos demais jogadores que este possui apenas uma carta na mão, ao receber esta menságem de volta, jogador definira estado da menságem para PASSAVEZ e continuar progresso do jogo.</text:span></text:p>
      <text:p text:style-name="P8"><text:span text:style-name="T6"/></text:p>
      <text:p text:style-name="P10"><text:span text:style-name="T6"><text:tab/>Jogo acaba quando agum dos jogadores executar uma jogada e não possuir nenhum carta na mão, setando Estado da mensagem com FIM, indicando aos demais jogadores sua vitória e finalizando o programa em cada um dos jogadores. </text:span></text:p>
      <text:p text:style-name="P10"><text:span text:style-name="T6"/></text:p>
      <text:p text:style-name="P10"><text:span text:style-name="T6"><text:tab/>Outro meio de finalização do jogo é no caso das jogadas não serem mais possíveis, isto é, cada vez que algum dos jogadores tentar comprar uma carta e baralho já não possuir mais cartas para serem compradas, o campo deadlock da menságem é somado em 1, e volta para 0 toda a vez que um jogado fetuar uma jogada. Caso este contador atja a soma de 4, indicando que todos os jogadores tentaram comprar cartas mas não conseguiram, Estado da mensagem sera definido como Empate, informando a todos os jogadores que jogo terminou em empate e finalizando prigrama.</text:span></text:p>
      <text:p text:style-name="P10"><text:span text:style-name="T6"/></text:p>
      <text:p text:style-name="P10"><text:span text:style-name="T6"/></text:p>
      <text:p text:style-name="P10"><text:span text:style-name="T6"/></text:p>
      <text:p text:style-name="P11"><text:span text:style-name="T1"/></text:p>
      <text:p text:style-name="P11"><text:span text:style-name="T1"/></text:p>
      <text:p text:style-name="P14"><text:soft-page-break/><text:span text:style-name="T1">DIFICULDADES ENCONTRADAS:</text:span></text:p>
      <text:p text:style-name="P11"><text:span text:style-name="T1"/></text:p>
      <text:list xml:id="list1894586164" text:style-name="L2">
        <text:list-item>
          <text:p text:style-name="P12"><text:span text:style-name="T1">Entender fucionamento de Dgram Socket e funções relacionadas.</text:span></text:p>
          <text:p text:style-name="P12"><text:span text:style-name="T1"/></text:p>
        </text:list-item>
        <text:list-item>
          <text:p text:style-name="P12"><text:span text:style-name="T1">Compreenção de fluxo das mensagens e ordem da execução para cada um dos jogadorese em especial jogador 0.</text:span></text:p>
          <text:p text:style-name="P12"><text:span text:style-name="T1"/></text:p>
        </text:list-item>
        <text:list-item>
          <text:p text:style-name="P12"><text:span text:style-name="T1">Definição de pausas para notificação de jogadores.</text:span></text:p>
          <text:p text:style-name="P12"><text:span text:style-name="T1"/></text:p>
        </text:list-item>
        <text:list-item>
          <text:p text:style-name="P12"><text:span text:style-name="T1">Definição de estruturas compatíveis com o fluxo do jogo.</text:span></text:p>
          <text:p text:style-name="P12"><text:span text:style-name="T1"/></text:p>
        </text:list-item>
        <text:list-item>
          <text:p text:style-name="P12"><text:span text:style-name="T1">Entrada do usuário.</text:span></text:p>
        </text:list-item>
      </text:list>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de" svg:font-family="Code"/>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9:34:00.815286016</meta:creation-date>
    <dc:date>2018-11-05T10:37:42.018535331</dc:date>
    <meta:editing-duration>PT19S</meta:editing-duration>
    <meta:editing-cycles>1</meta:editing-cycles>
    <meta:document-statistic meta:table-count="0" meta:image-count="0" meta:object-count="0" meta:page-count="3" meta:paragraph-count="84" meta:word-count="684" meta:character-count="4424" meta:non-whitespace-character-count="3510"/>
    <meta:generator>LibreOffice/6.0.6.2$Linux_X86_64 LibreOffice_project/00m0$Build-2</meta:generator>
  </office:meta>
</office:document-meta>
</file>